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58" officeooo:paragraph-rsid="00038ea0" style:font-weight-asian="bold" style:font-weight-complex="bold"/>
    </style:style>
    <style:style style:name="P2" style:family="paragraph" style:parent-style-name="Standard">
      <style:text-properties fo:font-weight="normal" officeooo:rsid="0004f858" officeooo:paragraph-rsid="0004f858" style:font-weight-asian="normal" style:font-weight-complex="normal"/>
    </style:style>
    <style:style style:name="P3" style:family="paragraph" style:parent-style-name="Standard">
      <style:text-properties fo:font-size="15pt" fo:font-weight="bold" officeooo:rsid="00038ea0" officeooo:paragraph-rsid="00038ea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c637a" officeooo:paragraph-rsid="0005bd9a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2pt" fo:font-weight="normal" officeooo:rsid="000c637a" officeooo:paragraph-rsid="0005bd9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62de0" officeooo:paragraph-rsid="00062de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62de0" officeooo:paragraph-rsid="00062de0" style:font-size-asian="12pt" style:font-weight-asian="bold" style:font-size-complex="12pt" style:font-weight-complex="bold"/>
    </style:style>
    <style:style style:name="T1" style:family="text">
      <style:text-properties officeooo:rsid="0005bd9a"/>
    </style:style>
    <style:style style:name="T2" style:family="text">
      <style:text-properties officeooo:rsid="000c637a"/>
    </style:style>
    <style:style style:name="T3" style:family="text">
      <style:text-properties officeooo:rsid="000df358"/>
    </style:style>
    <style:style style:name="T4" style:family="text">
      <style:text-properties officeooo:rsid="00062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4 – Futures And Continuations</text:p>
      <text:p text:style-name="P1"/>
      <text:p text:style-name="P2">The main difference between the 3 versions of the program is that the first one uses the event-driven <text:s/>mechanism with callbacks and the last two use tasks, with the third one <text:span text:style-name="T1">introducing the async / await approach.</text:span></text:p>
      <text:p text:style-name="P2"/>
      <text:p text:style-name="P5">Laptop: ASUS Strix 15 GL503GE</text:p>
      <text:p text:style-name="P5">OS: PopOS 21.04</text:p>
      <text:p text:style-name="P5">Kernel: x86_64 Linux 5.13.0-7614-generic</text:p>
      <text:p text:style-name="P5">CPU: Intel i7-8750H (12) @ 4.100GHz</text:p>
      <text:p text:style-name="P5">GPU: NVIDIA GeForce GTX 1050 Ti</text:p>
      <text:p text:style-name="P4"/>
      <text:p text:style-name="P4"/>
      <text:p text:style-name="P7">Results:</text:p>
      <text:p text:style-name="P6"/>
      <text:p text:style-name="P5"><text:span text:style-name="T1">Callbacks</text:span>→ <text:span text:style-name="T4">0.460s</text:span></text:p>
      <text:p text:style-name="P5"/>
      <text:p text:style-name="P5"><text:span text:style-name="T1">Tasks</text:span>→ <text:span text:style-name="T4">0.217s</text:span></text:p>
      <text:p text:style-name="P5"/>
      <text:p text:style-name="P5"><text:span text:style-name="T1">Async/await</text:span>→<text:span text:style-name="T1">0.191s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8:44:05.055451597</meta:creation-date>
    <dc:date>2021-11-16T09:16:29.470619007</dc:date>
    <meta:editing-duration>PT1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2" meta:character-count="454" meta:non-whitespace-character-count="390"/>
  </office:meta>
</office:document-meta>
</file>